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D000000684E05C746E984BED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-0.3929in" fo:margin-right="0in" fo:text-indent="0in" style:auto-text-indent="false"/>
    </style:style>
    <style:style style:name="P2" style:family="paragraph" style:parent-style-name="Standard" style:master-page-name="Standard">
      <style:paragraph-properties fo:margin-left="-0.3929in" fo:margin-right="0in" fo:text-align="center" style:justify-single-word="false" fo:text-indent="0in" style:auto-text-indent="false" style:page-number="1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-0.1965in" fo:margin-right="-0.4217in" fo:text-align="justify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-0.1965in" fo:margin-right="-0.4217in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-0.1965in" fo:margin-right="-0.4217in" fo:text-align="justify" style:justify-single-word="false" fo:text-indent="-0.25in" style:auto-text-indent="false"/>
    </style:style>
    <style:style style:name="P7" style:family="paragraph" style:parent-style-name="Standard" style:list-style-name="WWNum3">
      <style:paragraph-properties fo:margin-left="-0.1965in" fo:margin-right="-0.4217in" fo:text-align="justify" style:justify-single-word="false" fo:text-indent="-0.25in" style:auto-text-indent="false"/>
    </style:style>
    <style:style style:name="P8" style:family="paragraph" style:parent-style-name="Standard">
      <style:paragraph-properties fo:margin-left="-0.1965in" fo:margin-right="0in" fo:text-align="justify" style:justify-single-word="false" fo:text-indent="-0.25in" style:auto-text-indent="false"/>
    </style:style>
    <style:style style:name="P9" style:family="paragraph" style:parent-style-name="Standard">
      <style:paragraph-properties fo:margin-left="0.5in" fo:margin-right="-0.4217in" fo:text-align="justify" style:justify-single-word="false" fo:text-indent="0in" style:auto-text-indent="false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 <text:s text:c="5"/><text:span text:style-name="T1">Proyecto Pedagógico</text:span></text:p>
      <text:p text:style-name="P3"/>
      <text:p text:style-name="P4">Para este primer contacto, nos interesaría tener una especificación / instrucción de este proceso que vamos a digitalizar.</text:p>
      <text:p text:style-name="P4">Si siguen el modelo ISO 30409, Gestión de recursos humanos – <text:s/>Planificación del personal, sería de gran ayuda conseguir especificaciones o procedimientos documentados.</text:p>
      <text:p text:style-name="P4">También nos interesa si tienen un FIGMA con logos y colores corporativos.</text:p>
      <text:p text:style-name="P4"/>
      <text:p text:style-name="P4">Y todo el contexto sobre la empresa, los usuarios, limitaciones, límites, etc… nos ayuda para identificar requisitos para el equipo de desarrollo.</text:p>
      <text:p text:style-name="P8"/>
      <text:p text:style-name="P8">Por ejemplo, nos surgen preguntas como las siguientes</text:p>
      <text:p text:style-name="P8"/>
      <text:p text:style-name="P8">0) <text:s text:c="2"/>¿Es una app para todos los empleados de SOMOS F5 en Madrid?</text:p>
      <text:p text:style-name="P8"/>
      <text:list xml:id="list1022407955" text:style-name="WWNum2">
        <text:list-item>
          <text:p text:style-name="P5">¿Cuántos días de vacaciones tiene cada empleado? (Según contrato, tiempo en la empresa, etc.)</text:p>
        </text:list-item>
      </text:list>
      <text:p text:style-name="P9"/>
      <text:list xml:id="list13420765214755" text:continue-numbering="true" text:style-name="WWNum2">
        <text:list-item>
          <text:p text:style-name="P5">Qué datos de empleados son necesarios: Nombre, departamento, etc.</text:p>
        </text:list-item>
      </text:list>
      <text:p text:style-name="P9"/>
      <text:list xml:id="list13422481317052" text:continue-numbering="true" text:style-name="WWNum2">
        <text:list-item>
          <text:p text:style-name="P5">Cuándo se pueden pedir las vacaciones:</text:p>
        </text:list-item>
      </text:list>
      <text:p text:style-name="P9"/>
      <text:list xml:id="list386729891" text:style-name="WWNum1">
        <text:list-item>
          <text:list>
            <text:list-item>
              <text:p text:style-name="P6">Todo el año</text:p>
            </text:list-item>
            <text:list-item>
              <text:p text:style-name="P6">Temporada estival</text:p>
            </text:list-item>
          </text:list>
        </text:list-item>
      </text:list>
      <text:p text:style-name="P4"/>
      <text:p text:style-name="P9"/>
      <text:list xml:id="list13421140424133" text:continue-list="list13422481317052" text:style-name="WWNum2">
        <text:list-item>
          <text:p text:style-name="P5">¿Qué permisos deben tener los diferentes tipos de usuarios y qué acciones pueden hacer en la web?</text:p>
        </text:list-item>
      </text:list>
      <text:p text:style-name="P9"/>
      <text:list xml:id="list2987402943" text:style-name="WWNum3">
        <text:list-item>
          <text:list>
            <text:list-item>
              <text:p text:style-name="P7">SuperAdmin</text:p>
            </text:list-item>
            <text:list-item>
              <text:p text:style-name="P7"><text:soft-page-break/>Encargado</text:p>
            </text:list-item>
            <text:list-item>
              <text:p text:style-name="P7">Empleados</text:p>
            </text:list-item>
          </text:list>
        </text:list-item>
      </text:list>
      <text:p text:style-name="P4"><text:s/></text:p>
      <text:p text:style-name="P4"/>
      <text:p text:style-name="P4">5) <text:s/>¿En la futura app, el empleado puede elegir los días de vacaciones?</text:p>
      <text:p text:style-name="P4"/>
      <text:p text:style-name="P4">6) <text:s/>¿Es una app donde solo el <text:s/>jefe de departamento elige los días de vacaciones para sus empleados?</text:p>
      <text:p text:style-name="P4"/>
      <text:p text:style-name="P8">7) ¿En la app habrá días que estén filtrados que no se puedan seleccionar como días de vacaciones los empleados?</text:p>
      <text:p text:style-name="P8"/>
      <text:p text:style-name="P8">8) <text:s text:c="2"/>¿Somos F5 cuenta con diferentes departamentos? </text:p>
      <text:p text:style-name="P8"/>
      <text:p text:style-name="P8">9) <text:s/>¿Nos proporcionará algunos datos reales o todo será ficticio?</text:p>
      <text:p text:style-name="P8"/>
      <text:p text:style-name="P8">10) ¿Tienes algún sistema de referencia que nos sirva de inspiración? <text:s/></text:p>
      <text:p text:style-name="P8"/>
      <text:p text:style-name="P8"/>
      <text:p text:style-name="P8"/>
      <text:p text:style-name="P8"/>
      <text:p text:style-name="P8">11) ¿Cómo será el proceso de decisión de vacaciones? ¿El visto final lo dará el responsable de área?</text:p>
      <text:p text:style-name="P8"/>
      <text:p text:style-name="P4">12) ¿Cada uno tendrá su calendario o será un calendario para todos? <text:s text:c="3"/></text:p>
      <text:p text:style-name="P4"><text:s text:c="2"/></text:p>
      <text:p text:style-name="P4">13) ¿Cuántos empleados son en total?</text:p>
      <text:p text:style-name="P4"/>
      <text:p text:style-name="P4">14) Cualquier otra inquietud, necesidad o requisito que pueda transmitirnos la cl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3929in" fo:margin-right="0in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1.png" text:anchor-type="as-char" svg:width="1.7866in" svg:height="0.3898in" draw:z-index="1"><draw:image xlink:href="Pictures/10000201000001DD000000684E05C746E984BED3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9" meta:word-count="287" meta:character-count="1780" meta:non-whitespace-character-count="1501"/>
    <meta:generator>LibreOfficeDev/6.0.5.2$Linux_X86_64 LibreOffice_project/</meta:generator>
  </office:meta>
</office:document-meta>
</file>